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8"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9"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50" style:family="paragraph" style:parent-style-name="Heading_20_1" style:list-style-name="WW8Num13">
      <style:paragraph-properties fo:margin-left="0.75cm" fo:margin-right="0cm" fo:text-indent="-0.75cm" style:auto-text-indent="false"/>
    </style:style>
    <style:style style:name="P5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2"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715274" text:style-name="WW8Num13">
        <text:list-item>
          <text:h text:style-name="P50" text:outline-level="1"><text:soft-page-break/>概述</text:h>
          <text:list>
            <text:list-item>
              <text:h text:style-name="P53"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5693867" text:continue-numbering="true" text:style-name="WW8Num13">
        <text:list-item>
          <text:h text:style-name="P51" text:outline-level="1"><text:soft-page-break/>libcstl库的基本结构</text:h>
          <text:list>
            <text:list-item>
              <text:h text:style-name="P5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5686130" text:continue-numbering="true" text:style-name="WW8Num13">
        <text:list-item>
          <text:list>
            <text:list-item>
              <text:h text:style-name="P61"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35685026" text:continue-numbering="true" text:style-name="WW8Num13">
        <text:list-item>
          <text:list>
            <text:list-item>
              <text:h text:style-name="P57"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35690171" text:continue-numbering="true" text:style-name="WW8Num13">
        <text:list-item>
          <text:list>
            <text:list-item>
              <text:h text:style-name="P57"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35702623" text:continue-numbering="true" text:style-name="WW8Num13">
        <text:list-item>
          <text:list>
            <text:list-item>
              <text:h text:style-name="P57"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35694675" text:continue-numbering="true" text:style-name="WW8Num13">
        <text:list-item>
          <text:h text:style-name="P51"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5700926" text:continue-numbering="true" text:style-name="WW8Num13">
        <text:list-item>
          <text:list>
            <text:list-item>
              <text:h text:style-name="P5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5703498" text:continue-numbering="true" text:style-name="WW8Num13">
        <text:list-item>
          <text:list>
            <text:list-item>
              <text:h text:style-name="P5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5710059" text:continue-numbering="true" text:style-name="WW8Num13">
        <text:list-item>
          <text:list>
            <text:list-item>
              <text:h text:style-name="P5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5691921" text:continue-numbering="true" text:style-name="WW8Num13">
        <text:list-item>
          <text:h text:style-name="P52"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5691272" text:continue-numbering="true" text:style-name="WW8Num13">
        <text:list-item>
          <text:list>
            <text:list-item>
              <text:h text:style-name="P57"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5698669" text:continue-numbering="true" text:style-name="WW8Num13">
        <text:list-item>
          <text:list>
            <text:list-item>
              <text:h text:style-name="P57"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35697065" text:continue-numbering="true" text:style-name="WW8Num13">
        <text:list-item>
          <text:list>
            <text:list-item>
              <text:h text:style-name="P5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5709650" text:continue-numbering="true" text:style-name="WW8Num13">
        <text:list-item>
          <text:list>
            <text:list-item>
              <text:h text:style-name="P60"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5685887" text:continue-numbering="true" text:style-name="WW8Num13">
        <text:list-item>
          <text:list>
            <text:list-item>
              <text:h text:style-name="P60"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5685254" text:continue-numbering="true" text:style-name="WW8Num13">
        <text:list-item>
          <text:list>
            <text:list-item>
              <text:h text:style-name="P57"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681603" text:continue-numbering="true" text:style-name="WW8Num13">
        <text:list-item>
          <text:h text:style-name="P52"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35701726" text:continue-numbering="true" text:style-name="WW8Num13">
        <text:list-item>
          <text:list>
            <text:list-item>
              <text:h text:style-name="P57"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35685716" text:continue-numbering="true" text:style-name="WW8Num13">
        <text:list-item>
          <text:list>
            <text:list-item>
              <text:h text:style-name="P57"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35696409" text:continue-numbering="true" text:style-name="WW8Num13">
        <text:list-item>
          <text:list>
            <text:list-item>
              <text:h text:style-name="P57"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35702173" text:continue-numbering="true" text:style-name="WW8Num13">
        <text:list-item>
          <text:list>
            <text:list-item>
              <text:h text:style-name="P57"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712052" text:continue-numbering="true" text:style-name="WW8Num13">
        <text:list-item>
          <text:h text:style-name="P52"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35686906" text:continue-numbering="true" text:style-name="WW8Num13">
        <text:list-item>
          <text:list>
            <text:list-item>
              <text:h text:style-name="P60"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35704098" text:continue-numbering="true" text:style-name="WW8Num13">
        <text:list-item>
          <text:list>
            <text:list-item>
              <text:h text:style-name="P60"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35683238" text:continue-numbering="true" text:style-name="WW8Num13">
        <text:list-item>
          <text:list>
            <text:list-item>
              <text:h text:style-name="P60"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35709188" text:continue-numbering="true" text:style-name="WW8Num13">
        <text:list-item>
          <text:list>
            <text:list-item>
              <text:h text:style-name="P57"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35689747" text:continue-numbering="true" text:style-name="WW8Num13">
        <text:list-item>
          <text:list>
            <text:list-item>
              <text:h text:style-name="P57"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5711159" text:continue-numbering="true" text:style-name="WW8Num13">
        <text:list-item>
          <text:list>
            <text:list-item>
              <text:h text:style-name="P57"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687175" text:continue-numbering="true" text:style-name="WW8Num13">
        <text:list-item>
          <text:h text:style-name="P52"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35702819" text:continue-numbering="true" text:style-name="WW8Num13">
        <text:list-item>
          <text:list>
            <text:list-item>
              <text:h text:style-name="P60"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35713703" text:continue-numbering="true" text:style-name="WW8Num13">
        <text:list-item>
          <text:list>
            <text:list-item>
              <text:h text:style-name="P60"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35693789" text:continue-numbering="true" text:style-name="WW8Num13">
        <text:list-item>
          <text:list>
            <text:list-item>
              <text:h text:style-name="P60"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35697852" text:continue-numbering="true" text:style-name="WW8Num13">
        <text:list-item>
          <text:list>
            <text:list-item>
              <text:h text:style-name="P60"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35692629" text:continue-numbering="true" text:style-name="WW8Num13">
        <text:list-item>
          <text:list>
            <text:list-item>
              <text:h text:style-name="P57"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35692814" text:continue-numbering="true" text:style-name="WW8Num13">
        <text:list-item>
          <text:list>
            <text:list-item>
              <text:h text:style-name="P57"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706588" text:continue-numbering="true" text:style-name="WW8Num13">
        <text:list-item>
          <text:h text:style-name="P52"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35702787" text:continue-numbering="true" text:style-name="WW8Num13">
        <text:list-item>
          <text:list>
            <text:list-item>
              <text:h text:style-name="P59"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35704497" text:continue-numbering="true" text:style-name="WW8Num13">
        <text:list-item>
          <text:list>
            <text:list-item>
              <text:h text:style-name="P59"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35698775" text:continue-numbering="true" text:style-name="WW8Num13">
        <text:list-item>
          <text:list>
            <text:list-item>
              <text:h text:style-name="P59"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35692510" text:continue-numbering="true" text:style-name="WW8Num13">
        <text:list-item>
          <text:list>
            <text:list-item>
              <text:h text:style-name="P57"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35710295" text:continue-numbering="true" text:style-name="WW8Num13">
        <text:list-item>
          <text:list>
            <text:list-item>
              <text:h text:style-name="P57"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35693979" text:continue-numbering="true" text:style-name="WW8Num13">
        <text:list-item>
          <text:list>
            <text:list-item>
              <text:h text:style-name="P57"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710446" text:continue-numbering="true" text:style-name="WW8Num13">
        <text:list-item>
          <text:h text:style-name="P52"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5703270" text:continue-numbering="true" text:style-name="WW8Num13">
        <text:list-item>
          <text:list>
            <text:list-item>
              <text:h text:style-name="P54"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5682234" text:continue-numbering="true" text:style-name="WW8Num13">
        <text:list-item>
          <text:list>
            <text:list-item>
              <text:h text:style-name="P54"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35702954" text:continue-numbering="true" text:style-name="WW8Num13">
        <text:list-item>
          <text:list>
            <text:list-item>
              <text:h text:style-name="P54"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35704974" text:continue-numbering="true" text:style-name="WW8Num13">
        <text:list-item>
          <text:list>
            <text:list-item>
              <text:h text:style-name="P57"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35711975" text:continue-numbering="true" text:style-name="WW8Num13">
        <text:list-item>
          <text:list>
            <text:list-item>
              <text:h text:style-name="P57"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35707001" text:continue-numbering="true" text:style-name="WW8Num13">
        <text:list-item>
          <text:list>
            <text:list-item>
              <text:h text:style-name="P57"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688961" text:continue-numbering="true" text:style-name="WW8Num13">
        <text:list-item>
          <text:h text:style-name="P52"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35682479" text:continue-numbering="true" text:style-name="WW8Num13">
        <text:list-item>
          <text:list>
            <text:list-item>
              <text:h text:style-name="P54"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35690774" text:continue-numbering="true" text:style-name="WW8Num13">
        <text:list-item>
          <text:list>
            <text:list-item>
              <text:h text:style-name="P54"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35705028" text:continue-numbering="true" text:style-name="WW8Num13">
        <text:list-item>
          <text:list>
            <text:list-item>
              <text:h text:style-name="P57"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35708045" text:continue-numbering="true" text:style-name="WW8Num13">
        <text:list-item>
          <text:list>
            <text:list-item>
              <text:h text:style-name="P57"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711113" text:continue-numbering="true" text:style-name="WW8Num13">
        <text:list-item>
          <text:h text:style-name="P52"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35692474" text:continue-numbering="true" text:style-name="WW8Num13">
        <text:list-item>
          <text:list>
            <text:list-item>
              <text:h text:style-name="P54"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35712506" text:continue-numbering="true" text:style-name="WW8Num13">
        <text:list-item>
          <text:list>
            <text:list-item>
              <text:h text:style-name="P54"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35706937" text:continue-numbering="true" text:style-name="WW8Num13">
        <text:list-item>
          <text:list>
            <text:list-item>
              <text:h text:style-name="P57"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35703104" text:continue-numbering="true" text:style-name="WW8Num13">
        <text:list-item>
          <text:list>
            <text:list-item>
              <text:h text:style-name="P57"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691253" text:continue-numbering="true" text:style-name="WW8Num13">
        <text:list-item>
          <text:h text:style-name="P52"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35707864" text:continue-numbering="true" text:style-name="WW8Num13">
        <text:list-item>
          <text:list>
            <text:list-item>
              <text:h text:style-name="P54"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35703463" text:continue-numbering="true" text:style-name="WW8Num13">
        <text:list-item>
          <text:list>
            <text:list-item>
              <text:h text:style-name="P54"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35696525" text:continue-numbering="true" text:style-name="WW8Num13">
        <text:list-item>
          <text:list>
            <text:list-item>
              <text:h text:style-name="P54"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35707871" text:continue-numbering="true" text:style-name="WW8Num13">
        <text:list-item>
          <text:list>
            <text:list-item>
              <text:h text:style-name="P57"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35698996" text:continue-numbering="true" text:style-name="WW8Num13">
        <text:list-item>
          <text:list>
            <text:list-item>
              <text:h text:style-name="P57"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35709338" text:continue-numbering="true" text:style-name="WW8Num13">
        <text:list-item>
          <text:list>
            <text:list-item>
              <text:h text:style-name="P57"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35697981" text:continue-numbering="true" text:style-name="WW8Num13">
        <text:list-item>
          <text:h text:style-name="P52"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35712559" text:continue-numbering="true" text:style-name="WW8Num13">
        <text:list-item>
          <text:list>
            <text:list-item>
              <text:h text:style-name="P54"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35691109" text:continue-numbering="true" text:style-name="WW8Num13">
        <text:list-item>
          <text:list>
            <text:list-item>
              <text:h text:style-name="P54" text:outline-level="2"><text:span text:style-name="T6">string</text:span><text:span text:style-name="T23">迭代</text:span>器</text:h>
            </text:list-item>
          </text:list>
        </text:list-item>
      </text:list>
      <text:p text:style-name="P22"><text:tab/>直接使用basic_string的迭代器作为string的迭代器。</text:p>
      <text:list xml:id="list35682831" text:continue-numbering="true" text:style-name="WW8Num13">
        <text:list-item>
          <text:list>
            <text:list-item>
              <text:h text:style-name="P54"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35697114" text:continue-numbering="true" text:style-name="WW8Num13">
        <text:list-item>
          <text:list>
            <text:list-item>
              <text:h text:style-name="P57"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35699506" text:continue-numbering="true" text:style-name="WW8Num13">
        <text:list-item>
          <text:list>
            <text:list-item>
              <text:h text:style-name="P57" text:outline-level="2">迭代器接口</text:h>
            </text:list-item>
          </text:list>
        </text:list-item>
      </text:list>
      <text:p text:style-name="P22"><text:tab/>由于直接使用basic_string迭代器作为实现，所以string并没有提供迭代器接口。</text:p>
      <text:list xml:id="list35696384" text:continue-numbering="true" text:style-name="WW8Num13">
        <text:list-item>
          <text:list>
            <text:list-item>
              <text:h text:style-name="P57"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35684803" text:continue-numbering="true" text:style-name="WW8Num13">
        <text:list-item>
          <text:h text:style-name="P52"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35695022" text:continue-numbering="true" text:style-name="WW8Num13">
        <text:list-item>
          <text:list>
            <text:list-item>
              <text:h text:style-name="P54"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35688806" text:continue-numbering="true" text:style-name="WW8Num13">
        <text:list-item>
          <text:list>
            <text:list-item>
              <text:h text:style-name="P60"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35699855" text:continue-numbering="true" text:style-name="WW8Num13">
        <text:list-item>
          <text:list>
            <text:list-item>
              <text:h text:style-name="P54"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35705973" text:continue-numbering="true" text:style-name="WW8Num13">
        <text:list-item>
          <text:list>
            <text:list-item>
              <text:h text:style-name="P57"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35701377" text:continue-numbering="true" text:style-name="WW8Num13">
        <text:list-item>
          <text:list>
            <text:list-item>
              <text:h text:style-name="P57"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35689049" text:continue-numbering="true" text:style-name="WW8Num13">
        <text:list-item>
          <text:list>
            <text:list-item>
              <text:h text:style-name="P57"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avl_tree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3" table:style-name="表格203">
        <table:table-column table:style-name="表格203.A"/>
        <table:table-row>
          <table:table-cell table:style-name="表格203.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soft-page-break/><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710083" text:continue-numbering="true" text:style-name="WW8Num13">
        <text:list-item>
          <text:h text:style-name="P52" text:outline-level="1"><text:soft-page-break/>libcstl 2.1<text:span text:style-name="T20">更新</text:span></text:h>
          <text:list>
            <text:list-item>
              <text:h text:style-name="P60" text:outline-level="2"><text:span text:style-name="T6">libcstl 2.1</text:span><text:span text:style-name="T3">新特性</text:span></text:h>
            </text:list-item>
          </text:list>
        </text:list-item>
      </text:list>
      <text:list xml:id="list30713929" text:style-name="L1">
        <text:list-item>
          <text:p text:style-name="P45">容器迭代器的互操作性，一种容器可以使用另一种容器的迭代器，只要两种容器中保存的数据类型相同。</text:p>
        </text:list-item>
        <text:list-item>
          <text:p text:style-name="P45">增加使用数组初始化容器的接口。</text:p>
        </text:list-item>
        <text:list-item>
          <text:p text:style-name="P45">增加版本标识宏libcstl 2.1.0为CSTL_VERSION 20100 CSTL_MAJOR_VERSION 2 CSTL_MINOR_VERSION 1 CSTL_REVISION_VERSION 0</text:p>
        </text:list-item>
        <text:list-item>
          <text:p text:style-name="P45">增加iterator_set_elem设置成使用可变参数的函数。</text:p>
        </text:list-item>
        <text:list-item>
          <text:p text:style-name="P45">添加对于size_t类型的支持。</text:p>
        </text:list-item>
        <text:list-item>
          <text:p text:style-name="P45">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5699621" text:continue-list="list35710083" text:style-name="WW8Num13">
        <text:list-item>
          <text:list>
            <text:list-item>
              <text:h text:style-name="P60" text:outline-level="2"><text:span text:style-name="T6">libcstl 2.1</text:span><text:span text:style-name="T3">改善</text:span></text:h>
            </text:list-item>
          </text:list>
        </text:list-item>
      </text:list>
      <text:list xml:id="list30698615" text:style-name="L2">
        <text:list-item>
          <text:p text:style-name="P46">容器初始化后占用的内存过大。在2.1中间内存管理作为可选项使用。默认不使用内存管理。</text:p>
        </text:list-item>
        <text:list-item>
          <text:p text:style-name="P46">vector容器在添加少量数据的时候重新飞配的内存太小，导致后续的操作很快就用完了预留的内存。</text:p>
        </text:list-item>
        <text:list-item>
          <text:p text:style-name="P46">增加容错的处理，减少外部接口的未定义情况，加强一致性有必要时要增加未定义的情况。</text:p>
        </text:list-item>
        <text:list-item>
          <text:p text:style-name="P46">添加VS2003和VS2010的工程。</text:p>
        </text:list-item>
        <text:list-item>
          <text:p text:style-name="P46">有内存泄漏的情况，每次500~1k左右。</text:p>
        </text:list-item>
        <text:list-item>
          <text:p text:style-name="P46">改善目前已知的限制性，不能够对于libcstl内建类型进行重命名，对于使用范围的函数，当范围属于这个容本身的时候，函数的行为是未定义的。</text:p>
        </text:list-item>
        <text:list-item>
          <text:p text:style-name="P46">目前string_t类型与STL中的string_t类型行为不一致，主要是由于string_t类型的实现造成的，可能在2.1中更改这个实现。</text:p>
        </text:list-item>
      </text:list>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list xml:id="list35706451" text:continue-list="list35699621" text:style-name="WW8Num13">
        <text:list-item>
          <text:list>
            <text:list-item>
              <text:h text:style-name="P60" text:outline-level="2"><text:span text:style-name="T6">libcstl 2.1</text:span><text:span text:style-name="T3">代码的优化</text:span></text:h>
            </text:list-item>
          </text:list>
        </text:list-item>
      </text:list>
      <text:list xml:id="list35703815" text:continue-list="list30698615" text:style-name="L2">
        <text:list-item>
          <text:p text:style-name="P46">使用现有的算法实现部分容器接口的实现，这样减少代码的重复。</text:p>
        </text:list-item>
        <text:list-item>
          <text:p text:style-name="P46">在同一容器中尽量使用同一算法来实现不同的接口。例如实现删除操作的有多个接口，可以提供一个删除操作的接口然后将它包装成多个接口。</text:p>
        </text:list-item>
        <text:list-item>
          <text:p text:style-name="P46">调整代码结构，将实现代码从一个文件中拆分出来，减小c文件的大小。</text:p>
        </text:list-item>
        <text:list-item>
          <text:p text:style-name="P46">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6">在对于容器和数据区间之间进行操作的情况，尤其要考虑数据区间输入容器的时候的特殊处理。</text:p>
        </text:list-item>
        <text:list-item>
          <text:p text:style-name="P46">修改各个容器的create_xxxx_iterator()接口，将这个接口改为迭代器内部接口_create_xxxx_iterator()。</text:p>
        </text:list-item>
        <text:list-item>
          <text:p text:style-name="P46">修改代码实现，是代码符合编码规范以及命名规则。</text:p>
        </text:list-item>
        <text:list-item>
          <text:p text:style-name="P46">将有符号的int类型都改成有符号的long类型以适应64位环境。</text:p>
        </text:list-item>
        <text:list-item>
          <text:p text:style-name="P46">修改根目录下的Makefile.am，将LICENSE发布。或者改成COPYING.LESSER(符合GNU标准的名字)。</text:p>
        </text:list-item>
        <text:list-item>
          <text:p text:style-name="P46">使用gcov或者gprof对代码进行优化。使用valgrind和vld进行内存泄漏检查。使用pclint进行代码静态检查。</text:p>
        </text:list-item>
        <text:list-item>
          <text:p text:style-name="P46">将代码中函数名统一，辅助函数也要以相应的容器或者算法为前缀。函数参数也要符合编码规范。</text:p>
        </text:list-item>
        <text:list-item>
          <text:p text:style-name="P46">制定一个工程规范规范。</text:p>
        </text:list-item>
        <text:list-item>
          <text:p text:style-name="P46">对于操作数据区间的接口函数，尤其要注意数据区间属于当前容器是的处理。如果list_insert_range(pt_list, t_pos, it_begin, it_end);当[it_begin, it_end)属于pt_list的时候的处理要注意。</text:p>
        </text:list-item>
        <text:list-item>
          <text:p text:style-name="P46">对于接口中未定义的行为，debug版本的库都要触发断言。</text:p>
        </text:list-item>
        <text:list-item>
          <text:p text:style-name="P46">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6">为容器的初始化函数增加检查是否容器是使用create函数创建的，为其他的函数检查容器是否是已经初始化的，destroy函数可以销毁创建和初始化的容器。</text:p>
        </text:list-item>
        <text:list-item>
          <text:p text:style-name="P46">将代码中的t_index全部使用i代替。</text:p>
        </text:list-item>
        <text:list-item>
          <text:p text:style-name="P46">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6">容器内不实现尽量使用迭代器实现。</text:p>
        </text:list-item>
        <text:list-item>
          <text:p text:style-name="P46">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6">将_list_quick_sort修改成使用迭代器的版本。(有利于解决对于char*类型的代码重复实现的问题，这要等_type_less_cstr修改了以后在修改。)</text:p>
        </text:list-item>
        <text:list-item>
          <text:p text:style-name="P46">标准并没有规定有符号的除法以及取余的商和余数的符号是什么，所以要注意代码中有符号的除法和取余的计算的地方。(最好的方法是分开写。)</text:p>
        </text:list-item>
        <text:list-item>
          <text:p text:style-name="P46">使用容器的xxxx_init_n()函数实现xxxx_init_elem()函数，去掉两个函数之间的重复。DRY!!!!</text:p>
        </text:list-item>
        <text:list-item>
          <text:p text:style-name="P46">对于使用iterator_distance的地方统一方法，在使用前先判断返回值的符号，然后转换成size_t类型。</text:p>
        </text:list-item>
        <text:list-item>
          <text:p text:style-name="P46">将宏的名字定义的更规范如_GET_SLIST_TYPE_NAME改成_SLIST_GET_TYPE_NAME。</text:p>
        </text:list-item>
        <text:list-item>
          <text:p text:style-name="P46">_type_get_type中的bool_t类型要使用size_t来获得。</text:p>
        </text:list-item>
        <text:list-item>
          <text:p text:style-name="P46">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6">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6">basic_string_find系列函数没有对于c内建类型以外的类型进行测试，这里需要增加新的测试用例来测试其他类型。</text:p>
        </text:list-item>
        <text:list-item>
          <text:p text:style-name="P46">检查basic_string的操作函数中两个函数都是basic_string_t*类型时，当第一个参数等以第二个参数时的语义。</text:p>
        </text:list-item>
        <text:list-item>
          <text:p text:style-name="P46">检查basic_string的函数中_cstr和_subcstr以及_string和_substring这样关系的函数中前者是否使用了带有NPOS的后者实现。</text:p>
        </text:list-item>
        <text:list-item>
          <text:p text:style-name="P46">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6">将basic_string结构中的_t_vector替换成_vec_base。</text:p>
        </text:list-item>
        <text:list-item>
          <text:p text:style-name="P46">据说vector_t* pt_vec = create_vector(string_t);在销毁的时候会有内存泄漏，看看到底是什么情况，在其他类型中也实验一下。</text:p>
        </text:list-item>
        <text:list-item>
          <text:p text:style-name="P46">对于basic_string_insert系列函数，当t_pos超出basic_string有效范围的时候的处理情况要和SGI STL的行为一致。目前当t_pos为无效位置的时候出现未定义行为。</text:p>
        </text:list-item>
        <text:list-item>
          <text:p text:style-name="P46">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6">对于代码中所有的局部变量都要进行初始化。</text:p>
        </text:list-item>
        <text:list-item>
          <text:p text:style-name="P46">考虑basic_string_t* pt_basic_string = create_basic_string(char*);时basic_string_c_str(pt_basic_string);和basic_string_data(pt_basic_string);的返回值是什么情况。</text:p>
        </text:list-item>
        <text:list-item>
          <text:p text:style-name="P46">basic_string_insert_subcstr与其他的_subcstr函数实现方式不一致，考虑是否要修改。</text:p>
        </text:list-item>
        <text:list-item>
          <text:p text:style-name="P46">将basic_string函数中带有多个t_pos, t_len的函数参数名称修改成t_pos0, t_len0, t_pos1, t_len1等等。</text:p>
        </text:list-item>
        <text:list-item>
          <text:p text:style-name="P46">缺少函数create_string_iterator();</text:p>
        </text:list-item>
        <text:list-item>
          <text:p text:style-name="P46">确定_xxxx_is_created()和_xxxx_is_inited()是否应该提供给上层使用，如vector和avl_tree这样的结构就应该提<text:soft-page-break/>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35710947" text:continue-list="list35706451" text:style-name="WW8Num13">
        <text:list-item>
          <text:h text:style-name="P52"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ext:soft-page-break/>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5-03T15:57:09.29</dc:date>
    <meta:editing-cycles>2027</meta:editing-cycles>
    <meta:editing-duration>P23DT21H21M9S</meta:editing-duration>
    <meta:generator>OpenOffice.org/3.3$Win32 OpenOffice.org_project/330m20$Build-9567</meta:generator>
    <meta:document-statistic meta:table-count="807" meta:image-count="51" meta:object-count="0" meta:page-count="338" meta:paragraph-count="10682" meta:word-count="85874" meta:character-count="324808"/>
  </office:meta>
</office:document-meta>
</file>